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18">
      <style:table-cell-properties fo:background-color="#cccccc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41]" office:value-type="float" office:value="559.73732">
            <text:p>560</text:p>
          </table:table-cell>
          <table:table-cell table:style-name="ce2" table:formula="of:=[.L41]" office:value-type="float" office:value="2770.6276">
            <text:p>2,771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/>
          <table:table-cell table:style-name="ce23" office:value-type="float" office:value="596">
            <text:p>596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41]/[.B12]" office:value-type="percentage" office:value="1">
            <text:p>100.00%</text:p>
          </table:table-cell>
          <table:table-cell table:style-name="ce4" table:formula="of:=[.L41]/[.C12]" office:value-type="percentage" office:value="1">
            <text:p>100.00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/>
          <table:table-cell table:style-name="ce23" office:value-type="float" office:value="0">
            <text:p>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2"/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/>
          <table:table-cell table:style-name="ce23" office:value-type="float" office:value="1392">
            <text:p>1392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/>
          <table:table-cell table:style-name="ce23" office:value-type="float" office:value="0">
            <text:p>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17"/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/>
          <table:table-cell table:style-name="ce24" office:value-type="float" office:value="0.5">
            <text:p>0.50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/>
          <table:table-cell table:style-name="ce24" office:value-type="float" office:value="0.4993962">
            <text:p>0.4994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/>
          <table:table-cell table:style-name="ce25" office:value-type="float" office:value="1">
            <text:p>1.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/>
          <table:table-cell table:style-name="ce25" office:value-type="float" office:value="1">
            <text:p>1.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/>
          <table:table-cell table:style-name="ce25" office:value-type="float" office:value="1">
            <text:p>1.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/>
          <table:table-cell table:style-name="ce24" office:value-type="float" office:value="0.4697509">
            <text:p>0.4698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/>
          <table:table-cell table:style-name="ce24" office:value-type="float" office:value="0.5249788">
            <text:p>0.525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/>
          <table:table-cell table:style-name="ce24" office:value-type="float" office:value="0.5274188">
            <text:p>0.5274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17"/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17"/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float" office:value="61.323">
            <text:p>61.32</text:p>
          </table:table-cell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7"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/>
          <table:table-cell table:style-name="ce24" office:value-type="float" office:value="0.46121">
            <text:p>0.4612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3" office:value-type="float" office:value="339">
            <text:p>339</text:p>
          </table:table-cell>
          <table:table-cell/>
          <table:table-cell table:style-name="ce26"/>
          <table:table-cell table:style-name="ce18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/>
          <table:table-cell table:style-name="ce24" office:value-type="float" office:value="0.46121">
            <text:p>0.4612</text:p>
          </table:table-cell>
          <table:table-cell/>
          <table:table-cell table:style-name="ce26"/>
          <table:table-cell table:style-name="ce18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3" office:value-type="float" office:value="339">
            <text:p>339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59.73732">
            <text:p>559.74</text:p>
          </table:table-cell>
          <table:table-cell table:style-name="ce16" table:formula="of:=SUM([.L16:.L40])" office:value-type="float" office:value="2770.6276">
            <text:p>2,770.6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/>
          <table:table-cell table:style-name="ce23" office:value-type="float" office:value="591">
            <text:p>591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69]/[.B12]" office:value-type="percentage" office:value="0.992064929134973">
            <text:p>99.21%</text:p>
          </table:table-cell>
          <table:table-cell table:style-name="ce4" table:formula="of:=[.L69]/[.C12]" office:value-type="percentage" office:value="1.00069113579176">
            <text:p>100.07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/>
          <table:table-cell table:style-name="ce23" office:value-type="float" office:value="0">
            <text:p>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2"/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/>
          <table:table-cell table:style-name="ce23" office:value-type="float" office:value="1392">
            <text:p>1392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/>
          <table:table-cell table:style-name="ce23" office:value-type="float" office:value="0">
            <text:p>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17"/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/>
          <table:table-cell table:style-name="ce24" office:value-type="float" office:value="0.5">
            <text:p>0.50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/>
          <table:table-cell table:style-name="ce24" office:value-type="float" office:value="0.4911361">
            <text:p>0.4911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/>
          <table:table-cell table:style-name="ce25" office:value-type="float" office:value="1">
            <text:p>1.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/>
          <table:table-cell table:style-name="ce25" office:value-type="float" office:value="1">
            <text:p>1.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/>
          <table:table-cell table:style-name="ce25" office:value-type="float" office:value="1">
            <text:p>1.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/>
          <table:table-cell table:style-name="ce24" office:value-type="float" office:value="0.4699552">
            <text:p>0.4700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/>
          <table:table-cell table:style-name="ce24" office:value-type="float" office:value="0.5301296">
            <text:p>0.5301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/>
          <table:table-cell table:style-name="ce24" office:value-type="float" office:value="0.5296935">
            <text:p>0.5297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17"/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17"/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float" office:value="61.323">
            <text:p>61.32</text:p>
          </table:table-cell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7"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/>
          <table:table-cell table:style-name="ce24" office:value-type="float" office:value="0.46121">
            <text:p>0.4612</text:p>
          </table:table-cell>
          <table:table-cell/>
          <table:table-cell table:style-name="ce26"/>
          <table:table-cell table:style-name="ce18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3" office:value-type="float" office:value="339">
            <text:p>339</text:p>
          </table:table-cell>
          <table:table-cell/>
          <table:table-cell table:style-name="ce26"/>
          <table:table-cell table:style-name="ce18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/>
          <table:table-cell table:style-name="ce24" office:value-type="float" office:value="0.46121">
            <text:p>0.4612</text:p>
          </table:table-cell>
          <table:table-cell/>
          <table:table-cell table:style-name="ce26"/>
          <table:table-cell table:style-name="ce18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3" office:value-type="float" office:value="339">
            <text:p>339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55.2957647">
            <text:p>555.30</text:p>
          </table:table-cell>
          <table:table-cell table:style-name="ce16" table:formula="of:=SUM([.L44:.L68])" office:value-type="float" office:value="2772.5424799">
            <text:p>2,772.5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505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3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5/26/2016</text:date>, <text:time>12:0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26T12:05:02</dc:date>
    <dc:creator>Balaji Iyengar</dc:creator>
    <meta:editing-duration>PT1687H29M51S</meta:editing-duration>
    <meta:editing-cycles>497</meta:editing-cycles>
    <meta:document-statistic meta:table-count="3" meta:cell-count="375" meta:object-count="0"/>
    <meta:user-defined meta:name=""/>
  </office:meta>
</office:document-meta>
</file>